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3.3465in" style:use-optimal-column-width="false"/>
    </style:style>
    <style:style style:name="TableColumn26" style:family="table-column">
      <style:table-column-properties style:column-width="3.3465in" style:use-optimal-column-width="false"/>
    </style:style>
    <style:style style:name="Table24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3.3465in" style:use-optimal-column-width="false"/>
    </style:style>
    <style:style style:name="TableColumn37" style:family="table-column">
      <style:table-column-properties style:column-width="3.3465in" style:use-optimal-column-width="false"/>
    </style:style>
    <style:style style:name="Table35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" style:family="table-column">
      <style:table-column-properties style:column-width="3.3465in" style:use-optimal-column-width="false"/>
    </style:style>
    <style:style style:name="TableColumn48" style:family="table-column">
      <style:table-column-properties style:column-width="3.3465in" style:use-optimal-column-width="false"/>
    </style:style>
    <style:style style:name="Table46" style:family="table">
      <style:table-properties style:width="6.693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8" style:family="table-column">
      <style:table-column-properties style:column-width="3.3465in" style:use-optimal-column-width="false"/>
    </style:style>
    <style:style style:name="TableColumn59" style:family="table-column">
      <style:table-column-properties style:column-width="3.3465in" style:use-optimal-column-width="false"/>
    </style:style>
    <style:style style:name="Table57" style:family="table">
      <style:table-properties style:width="6.693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7" style:parent-style-name="Fuentedepárrafopredeter." style:family="text">
      <style:text-properties style:font-name="Courier New" style:font-name-complex="Courier New" fo:color="#000000"/>
    </style:style>
    <style:style style:name="T68" style:parent-style-name="Fuentedepárrafopredeter." style:family="text">
      <style:text-properties style:font-name="Courier New" style:font-name-complex="Courier New" fo:color="#000000"/>
    </style:style>
    <style:style style:name="T69" style:parent-style-name="Fuentedepárrafopredeter." style:family="text">
      <style:text-properties style:font-name="Courier New" style:font-name-complex="Courier New" fo:color="#000000"/>
    </style:style>
    <style:style style:name="T70" style:parent-style-name="Fuentedepárrafopredeter." style:family="text">
      <style:text-properties style:font-name="Courier New" style:font-name-complex="Courier New" fo:color="#000000"/>
    </style:style>
    <style:style style:name="T71" style:parent-style-name="Fuentedepárrafopredeter." style:family="text">
      <style:text-properties style:font-name="Courier New" style:font-name-complex="Courier New" fo:color="#000000"/>
    </style:style>
    <style:style style:name="T72" style:parent-style-name="Fuentedepárrafopredeter." style:family="text">
      <style:text-properties style:font-name="Courier New" style:font-name-complex="Courier New" fo:color="#000000"/>
    </style:style>
    <style:style style:name="T73" style:parent-style-name="Fuentedepárrafopredeter." style:family="text">
      <style:text-properties style:font-name="Courier New" style:font-name-complex="Courier New" fo:color="#000000"/>
    </style:style>
    <style:style style:name="T74" style:parent-style-name="Fuentedepárrafopredeter." style:family="text">
      <style:text-properties style:font-name="Courier New" style:font-name-complex="Courier New" fo:color="#000000"/>
    </style:style>
    <style:style style:name="T75" style:parent-style-name="Fuentedepárrafopredeter." style:family="text">
      <style:text-properties style:font-name="Courier New" style:font-name-complex="Courier New" fo:color="#000000"/>
    </style:style>
    <style:style style:name="T76" style:parent-style-name="Fuentedepárrafopredeter." style:family="text">
      <style:text-properties style:font-name="Courier New" style:font-name-complex="Courier New" fo:color="#000000"/>
    </style:style>
    <style:style style:name="T77" style:parent-style-name="Fuentedepárrafopredeter." style:family="text">
      <style:text-properties style:font-name="Courier New" style:font-name-complex="Courier New" fo:color="#000000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OTES DE PRUEBA</text:p>
      <text:p text:style-name="Standard"/>
      <text:p text:style-name="Standard">00_limiteInferior</text:p>
      <text:p text:style-name="Standard"><text:tab/>- Descripción: Busco el error donde</text:p>
      <text:p text:style-name="Standard"/>
      <text:p text:style-name="Standard">PROGRAMA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</text:p>
          </table:table-cell>
          <table:table-cell table:style-name="TableCell8">
            <text:p text:style-name="P9">OUT (Esperado)</text:p>
          </table:table-cell>
        </table:table-row>
        <table:table-row table:style-name="TableRow10">
          <table:table-cell table:style-name="TableCell11">
            <text:p text:style-name="TableContents">1 0 0</text:p>
            <text:p text:style-name="TableContents">0 0 0</text:p>
          </table:table-cell>
          <table:table-cell table:style-name="TableCell12">
            <text:p text:style-name="TableContents">0</text:p>
          </table:table-cell>
        </table:table-row>
      </table:table>
      <text:p text:style-name="Standard"/>
      <text:p text:style-name="Standard"/>
      <text:p text:style-name="Standard">01_limiteSuperior</text:p>
      <text:p text:style-name="Standard"><text:tab/>Descripción: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IN</text:p>
          </table:table-cell>
          <table:table-cell table:style-name="TableCell19">
            <text:p text:style-name="P20">OUT (Esperado)</text:p>
          </table:table-cell>
        </table:table-row>
        <table:table-row table:style-name="TableRow21">
          <table:table-cell table:style-name="TableCell22">
            <text:p text:style-name="TableContents">1000 500 100</text:p>
            <text:p text:style-name="TableContents">1000 1000 2000</text:p>
            <text:p text:style-name="TableContents">…</text:p>
            <text:p text:style-name="TableContents">1000 1000 2000</text:p>
          </table:table-cell>
          <table:table-cell table:style-name="TableCell23">
            <text:p text:style-name="TableContents">1000</text:p>
          </table:table-cell>
        </table:table-row>
      </table:table>
      <text:p text:style-name="Standard"/>
      <text:p text:style-name="Standard">02_diferenciaSociosNoPermiteNingunaCuadraAdmisible</text:p>
      <text:p text:style-name="Standard"><text:tab/>Descripción:</text:p>
      <text:p text:style-name="Standard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N</text:p>
          </table:table-cell>
          <table:table-cell table:style-name="TableCell30">
            <text:p text:style-name="P31">OUT (Esperado)</text:p>
          </table:table-cell>
        </table:table-row>
        <table:table-row table:style-name="TableRow32">
          <table:table-cell table:style-name="TableCell33">
            <text:p text:style-name="TableContents">6 1 500</text:p>
            <text:p text:style-name="TableContents">100 200 450</text:p>
            <text:p text:style-name="TableContents">250 350 700</text:p>
            <text:p text:style-name="TableContents">15 18 200</text:p>
            <text:p text:style-name="TableContents">55<text:s/>58<text:s/>122</text:p>
            <text:p text:style-name="TableContents">1 3 4</text:p>
            <text:p text:style-name="TableContents">0 2 2</text:p>
          </table:table-cell>
          <table:table-cell table:style-name="TableCell34">
            <text:p text:style-name="TableContents">0</text:p>
          </table:table-cell>
        </table:table-row>
      </table:table>
      <text:p text:style-name="Standard"/>
      <text:p text:style-name="Standard">03_habitantesNeutralesNoPermitenNingunaCuadraAdmisible</text:p>
      <text:p text:style-name="Standard"><text:tab/>Descripción:</text:p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IN</text:p>
          </table:table-cell>
          <table:table-cell table:style-name="TableCell41">
            <text:p text:style-name="P42">OUT (Esperado)</text:p>
          </table:table-cell>
        </table:table-row>
        <table:table-row table:style-name="TableRow43">
          <table:table-cell table:style-name="TableCell44">
            <text:p text:style-name="TableContents">4 50 1</text:p>
            <text:p text:style-name="TableContents">10<text:s/>40 60</text:p>
            <text:p text:style-name="TableContents">56 48 100</text:p>
            <text:p text:style-name="TableContents">79 110 560</text:p>
            <text:p text:style-name="TableContents">100 111 600</text:p>
          </table:table-cell>
          <table:table-cell table:style-name="TableCell45">
            <text:p text:style-name="TableContents">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04_todosAlLimiteEnTodoConAlgunError</text:p>
      <text:p text:style-name="Standard"><text:tab/>- Descripción: Busco el error donde</text:p>
      <text:p text:style-name="Standard"/>
      <text:p text:style-name="Standard">PROGRAMA</text:p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IN</text:p>
          </table:table-cell>
          <table:table-cell table:style-name="TableCell52">
            <text:p text:style-name="P53">OUT (Esperado)</text:p>
          </table:table-cell>
        </table:table-row>
        <table:table-row table:style-name="TableRow54">
          <table:table-cell table:style-name="TableCell55">
            <text:p text:style-name="TableContents">4 10 10</text:p>
            <text:p text:style-name="TableContents">1 11 23</text:p>
            <text:p text:style-name="TableContents">1 11 22</text:p>
            <text:p text:style-name="TableContents">1 12 23</text:p>
            <text:p text:style-name="TableContents">0 10 20</text:p>
          </table:table-cell>
          <table:table-cell table:style-name="TableCell56">
            <text:p text:style-name="TableContents">3</text:p>
          </table:table-cell>
        </table:table-row>
      </table:table>
      <text:p text:style-name="Standard"/>
      <text:p text:style-name="Standard">05_casoGuia</text:p>
      <text:p text:style-name="Standard"><text:tab/>- Descripción: Busco el error donde</text:p>
      <text:p text:style-name="Standard"/>
      <text:p text:style-name="Standard">PROGRAMA</text:p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IN</text:p>
          </table:table-cell>
          <table:table-cell table:style-name="TableCell63">
            <text:p text:style-name="P64">OUT (Esperado)</text:p>
          </table:table-cell>
        </table:table-row>
        <table:table-row table:style-name="TableRow65">
          <table:table-cell table:style-name="TableCell66">
            <text:p text:style-name="TableContents"><text:span text:style-name="T67">10 10 25</text:span><text:span text:style-name="T68"><text:line-break/>25 35 93</text:span><text:span text:style-name="T69"><text:line-break/>27 37 88</text:span><text:span text:style-name="T70"><text:line-break/>40 10 65</text:span><text:span text:style-name="T71"><text:line-break/>42 42 110</text:span><text:span text:style-name="T72"><text:line-break/>40 30 72</text:span><text:span text:style-name="T73"><text:line-break/>34 35 89</text:span><text:span text:style-name="T74"><text:line-break/>35 31 66</text:span><text:span text:style-name="T75"><text:line-break/>50 2 62</text:span><text:span text:style-name="T76"><text:line-break/>8 35 73</text:span><text:span text:style-name="T77"><text:line-break/>33 32 90</text:span></text:p>
          </table:table-cell>
          <table:table-cell table:style-name="TableCell78">
            <text:p text:style-name="TableContents">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 Artime</meta:initial-creator>
    <dc:creator>Martin Artime</dc:creator>
    <meta:creation-date>2016-10-13T21:27:00Z</meta:creation-date>
    <dc:date>2016-10-13T22:34:00Z</dc:date>
    <meta:template xlink:href="Normal" xlink:type="simple"/>
    <meta:editing-cycles>4</meta:editing-cycles>
    <meta:editing-duration>PT4020S</meta:editing-duration>
    <meta:document-statistic meta:page-count="2" meta:paragraph-count="1" meta:word-count="130" meta:character-count="849" meta:row-count="6" meta:non-whitespace-character-count="720"/>
  </office:meta>
</office:document-meta>
</file>